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style:font-name="Courier New"/>
    </style:style>
    <style:style style:name="P3" style:family="paragraph" style:parent-style-name="Standard">
      <style:text-properties style:font-name="Courier New" fo:font-style="normal" fo:font-weight="normal" style:font-style-asian="normal" style:font-weight-asian="normal" style:font-style-complex="normal" style:font-weight-complex="normal"/>
    </style:style>
    <style:style style:name="P4" style:family="paragraph" style:parent-style-name="Standard">
      <style:text-properties style:use-window-font-color="true" style:font-name="Times New Roman" fo:font-style="normal" fo:font-weight="normal" style:font-style-asian="normal" style:font-weight-asian="normal" style:font-style-complex="normal" style:font-weight-complex="normal"/>
    </style:style>
    <style:style style:name="P5" style:family="paragraph" style:parent-style-name="Standard">
      <style:text-properties fo:color="#3399ff" style:font-name="Courier New" fo:font-style="normal" fo:font-weight="normal" style:font-style-asian="normal" style:font-weight-asian="normal" style:font-style-complex="normal" style:font-weight-complex="normal"/>
    </style:style>
    <style:style style:name="P6" style:family="paragraph" style:parent-style-name="Standard">
      <style:text-properties officeooo:paragraph-rsid="0016c4c0"/>
    </style:style>
    <style:style style:name="P7" style:family="paragraph" style:parent-style-name="Heading">
      <style:paragraph-properties fo:break-before="page"/>
      <style:text-properties fo:font-style="normal" fo:font-weight="normal" style:font-style-asian="normal" style:font-weight-asian="normal" style:font-style-complex="normal" style:font-weight-complex="normal"/>
    </style:style>
    <style:style style:name="P8" style:family="paragraph" style:parent-style-name="Heading">
      <style:text-properties fo:font-style="normal" fo:font-weight="normal" style:font-style-asian="normal" style:font-weight-asian="normal" style:font-style-complex="normal" style:font-weight-complex="normal"/>
    </style:style>
    <style:style style:name="P9" style:family="paragraph" style:parent-style-name="Text_20_body" style:list-style-name="L1"/>
    <style:style style:name="P10" style:family="paragraph" style:parent-style-name="Text_20_body" style:list-style-name="L2"/>
    <style:style style:name="P11" style:family="paragraph">
      <loext:graphic-properties draw:fill="none" draw:fill-color="#ffffff"/>
      <style:text-properties style:font-name="Courier New"/>
    </style:style>
    <style:style style:name="P12" style:family="paragraph">
      <loext:graphic-properties draw:fill="none" draw:fill-color="#3399ff"/>
      <style:text-properties fo:color="#3399ff" fo:font-weight="bold" style:font-weight-asian="bold" style:font-weight-complex="bold"/>
    </style:style>
    <style:style style:name="P13" style:family="paragraph">
      <loext:graphic-properties draw:fill="none" draw:fill-color="#ffffff"/>
      <style:text-properties fo:color="#669900" fo:font-weight="bold" style:font-weight-asian="bold" style:font-weight-complex="bold"/>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draw:fill-color="#ffffff"/>
      <style:text-properties fo:color="#808080" fo:font-weight="bold" style:font-weight-asian="bold" style:font-weight-complex="bold"/>
    </style:style>
    <style:style style:name="P16" style:family="paragraph">
      <style:paragraph-properties fo:text-align="center"/>
    </style:style>
    <style:style style:name="P17" style:family="paragraph">
      <loext:graphic-properties draw:fill-color="#3399ff"/>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32ee0" style:font-style-asian="normal" style:font-weight-asian="normal" style:font-style-complex="normal" style:font-weight-complex="normal"/>
    </style:style>
    <style:style style:name="T6" style:family="text">
      <style:text-properties fo:font-style="normal" fo:font-weight="normal" officeooo:rsid="001591a8" style:font-style-asian="normal" style:font-weight-asian="normal" style:font-style-complex="normal" style:font-weight-complex="normal"/>
    </style:style>
    <style:style style:name="T7" style:family="text">
      <style:text-properties fo:font-style="normal" fo:font-weight="normal" officeooo:rsid="0016c4c0" style:font-style-asian="normal" style:font-weight-asian="normal" style:font-style-complex="normal" style:font-weight-complex="normal"/>
    </style:style>
    <style:style style:name="T8" style:family="text">
      <style:text-properties fo:font-style="normal" fo:font-weight="normal" officeooo:rsid="0018767e"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Courier New" fo:font-style="normal" fo:font-weight="normal" style:font-style-asian="normal" style:font-weight-asian="normal" style:font-style-complex="normal" style:font-weight-complex="normal"/>
    </style:style>
    <style:style style:name="T11" style:family="text">
      <style:text-properties fo:color="#3399ff" style:font-name="Courier New" fo:font-style="normal" fo:font-weight="normal" style:font-style-asian="normal" style:font-weight-asian="normal" style:font-style-complex="normal" style:font-weight-complex="normal"/>
    </style:style>
    <style:style style:name="T12" style:family="text">
      <style:text-properties fo:color="#3399ff" officeooo:rsid="0016c4c0"/>
    </style:style>
    <style:style style:name="T13" style:family="text">
      <style:text-properties fo:color="#669900" style:font-name="Courier New" fo:font-style="normal" fo:font-weight="normal" style:font-style-asian="normal" style:font-weight-asian="normal" style:font-style-complex="normal" style:font-weight-complex="normal"/>
    </style:style>
    <style:style style:name="T14" style:family="text">
      <style:text-properties fo:color="#999999" fo:font-style="normal" fo:font-weight="normal" style:font-style-asian="normal" style:font-weight-asian="normal" style:font-style-complex="normal" style:font-weight-complex="normal"/>
    </style:style>
    <style:style style:name="T15" style:family="text">
      <style:text-properties fo:color="#000000" style:font-name="Courier New" fo:font-style="normal" fo:font-weight="normal" style:font-style-asian="normal" style:font-weight-asian="normal" style:font-style-complex="normal" style:font-weight-complex="normal"/>
    </style:style>
    <style:style style:name="T16" style:family="text">
      <style:text-properties fo:color="#000000" style:font-name="Courier New" fo:font-style="normal" fo:font-weight="normal" officeooo:rsid="0016c4c0" style:font-style-asian="normal" style:font-weight-asian="normal" style:font-style-complex="normal" style:font-weight-complex="normal"/>
    </style:style>
    <style:style style:name="T17" style:family="text">
      <style:text-properties officeooo:rsid="00132ee0"/>
    </style:style>
    <style:style style:name="T18" style:family="text">
      <style:text-properties officeooo:rsid="0016c4c0"/>
    </style:style>
    <style:style style:name="T19" style:family="text">
      <style:text-properties fo:color="#3399ff" style:font-name="Courier New"/>
    </style:style>
    <style:style style:name="T20" style:family="text">
      <style:text-properties style:font-name="Courier New"/>
    </style:style>
    <style:style style:name="T21" style:family="text">
      <style:text-properties fo:color="#669900" style:font-name="Courier New"/>
    </style:style>
    <style:style style:name="T22" style:family="text">
      <style:text-properties fo:color="#666666" style:font-name="Courier New"/>
    </style:style>
    <style:style style:name="T23" style:family="text">
      <style:text-properties fo:color="#3399ff" fo:font-weight="bold" style:font-weight-asian="bold" style:font-weight-complex="bold"/>
    </style:style>
    <style:style style:name="T24" style:family="text">
      <style:text-properties fo:color="#669900" fo:font-weight="bold" style:font-weight-asian="bold" style:font-weight-complex="bold"/>
    </style:style>
    <style:style style:name="T25" style:family="text">
      <style:text-properties fo:color="#80808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3399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6699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0808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80808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3399ff" draw:marker-end="Arrowheads_20_1"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99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ing For Arduino<text:line-break/></text:p>
      <text:p text:style-name="Heading">Part 1 - Functions</text:p>
      <text:p text:style-name="Standard"><text:span text:style-name="T17">We will start this</text:span> tutorial on Arduino programming by looking at the most trivial Arduino program. From the Arduino IDE, just select <text:span text:style-name="T1">file--&gt;new</text:span> to see a bare minimum sketch. </text:p>
      <text:p text:style-name="Standard"/>
      <text:p text:style-name="Standard"><text:span text:style-name="T11">void</text:span><text:span text:style-name="T10"> </text:span><text:span text:style-name="T13">setup</text:span><text:span text:style-name="T10"> ( ){<text:tab/></text:span></text:p>
      <text:p text:style-name="P2"><text:span text:style-name="T4"><text:tab/></text:span><text:span text:style-name="T14">// put your setup code here, to run repeatedly:</text:span></text:p>
      <text:p text:style-name="P3">}</text:p>
      <text:p text:style-name="Standard"/>
      <text:p text:style-name="Standard"><draw:frame text:anchor-type="paragraph" draw:z-index="2" draw:name="Shape2" draw:style-name="gr3" draw:text-style-name="P13" svg:width="1.2276in" svg:height="0.2087in" svg:x="2.0965in" svg:y="0.5252in"><draw:text-box><text:p><text:span text:style-name="T24">Function Name</text:span></text:p></draw:text-box></draw:frame>There are two main parts to any Arduino sketch: setup and loop. Each of these blocks of code is a programming construct known as a <text:span text:style-name="T1">function</text:span>. A function in a language like Arduino has the following structure:</text:p>
      <text:p text:style-name="Standard"><draw:frame text:anchor-type="paragraph" draw:z-index="1" draw:name="Shape2" draw:style-name="gr2" draw:text-style-name="P12" svg:width="1.0425in" svg:height="0.2398in" svg:x="0.0807in" svg:y="0.2209in"><draw:text-box><text:p><text:span text:style-name="T23">Return Type</text:span></text:p></draw:text-box></draw:frame><draw:frame text:anchor-type="paragraph" draw:z-index="3" draw:name="Shape2" draw:style-name="gr4" draw:text-style-name="P14" svg:width="0.8925in" svg:height="0.198in" svg:x="4.3661in" svg:y="0.002in"><draw:text-box><text:p><text:span text:style-name="T1">Arguments</text:span></text:p></draw:text-box></draw:frame><draw:line text:anchor-type="paragraph" draw:z-index="7" draw:name="Shape5" draw:style-name="gr8" draw:text-style-name="P16" svg:x1="2.6287in" svg:y1="0.1791in" svg:x2="2.6173in" svg:y2="0.7in"><text:p/></draw:line><draw:line text:anchor-type="paragraph" draw:z-index="6" draw:name="Shape4" draw:style-name="gr7" draw:text-style-name="P17" svg:x1="1.1232in" svg:y1="0.3563in" svg:x2="1.6559in" svg:y2="0.7in"><text:p/></draw:line><draw:line text:anchor-type="paragraph" draw:z-index="8" draw:name="Shape6" draw:style-name="gr9" draw:text-style-name="P16" svg:x1="4.563in" svg:y1="0.2in" svg:x2="4.0417in" svg:y2="0.7in"><text:p/></draw:line><draw:line text:anchor-type="paragraph" draw:z-index="9" draw:name="Shape7" draw:style-name="gr9" draw:text-style-name="P16" svg:x1="4.8646in" svg:y1="0.2in" svg:x2="5.4319in" svg:y2="0.7in"><text:p/></draw:line><text:line-break/></text:p>
      <text:p text:style-name="Standard"><draw:frame text:anchor-type="paragraph" draw:z-index="0" draw:name="Shape1" draw:style-name="gr1" draw:text-style-name="P11" svg:width="5.0622in" svg:height="0.7815in" svg:x="1.4244in" svg:y="0.3165in"><draw:text-box><text:p><text:span text:style-name="T19">void</text:span><text:span text:style-name="T20"> </text:span><text:span text:style-name="T21">myFunction</text:span><text:span text:style-name="T20"> </text:span><text:span text:style-name="T20">(</text:span><text:span text:style-name="T19">object</text:span><text:span text:style-name="T20"> </text:span><text:span text:style-name="T20">arg1, </text:span><text:span text:style-name="T19">object</text:span><text:span text:style-name="T20"> </text:span><text:span text:style-name="T20">arg2) {</text:span><text:span text:style-name="T20"><text:tab/></text:span></text:p><text:p><text:span text:style-name="T20"><text:tab/></text:span><text:span text:style-name="T22">//body</text:span></text:p><text:p><text:span text:style-name="T20">}</text:span></text:p></draw:text-box></draw:frame><text:line-break/></text:p>
      <text:p text:style-name="Standard"/>
      <text:p text:style-name="Standard"><draw:line text:anchor-type="paragraph" draw:z-index="5" draw:name="Shape3" draw:style-name="gr6" draw:text-style-name="P16" svg:x1="2.2465in" svg:y1="0.6583in" svg:x2="2.2465in" svg:y2="0.0957in"><text:p/></draw:line></text:p>
      <text:p text:style-name="Standard"/>
      <text:p text:style-name="Standard"/>
      <text:p text:style-name="Standard"><draw:frame text:anchor-type="paragraph" draw:z-index="4" draw:name="Shape2" draw:style-name="gr5" draw:text-style-name="P15" svg:width="1.1232in" svg:height="0.2398in" svg:x="1.7835in" svg:y="0.1665in"><draw:text-box><text:p><text:span text:style-name="T25">Body / Logic</text:span></text:p></draw:text-box></draw:frame></text:p>
      <text:p text:style-name="Standard"/>
      <text:p text:style-name="Standard"/>
      <text:p text:style-name="Standard"><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line-break/><text:line-break/><text:span text:style-name="T1">Function Name –</text:span><text:span text:style-name="T2"> This is a word that describes what the function does. It can be pretty much anything you choose, but its best to try and pick a name that succintly describes what the function actually </text:span><text:span text:style-name="T3">does, </text:span><text:span text:style-name="T4">since you will refer to this name when you want to execute the function's code. <text:line-break/><text:line-break/></text:span><text:span text:style-name="T9">Arguments</text:span><text:span text:style-name="T4"> – These are the inputs to the function. There can be any number of them, including </text:span><text:span text:style-name="T5">none at all</text:span><text:span text:style-name="T4">. </text:span><text:span text:style-name="T5">Each argument has both a type and a name; more on that in the part 2 of this document. </text:span><text:span text:style-name="T4">In the event there are no inputs, you will just see the open and close parens ( ) with nothing inside, and this is a very common case. <text:line-break/><text:line-break/></text:span><text:span text:style-name="T9">Body/Logic - </text:span><text:span text:style-name="T4"><text:s/>This is the code that actually implements logic to </text:span><text:span text:style-name="T3">do</text:span><text:span text:style-name="T4"> something. You'll notice that the body of the function is wrapped inside curly braces { } and this is important to mark the start and end of the function. </text:span></text:p>
      <text:p text:style-name="P1"/>
      <text:p text:style-name="P1"/>
      <text:p text:style-name="P1"/>
      <text:p text:style-name="P1"><text:soft-page-break/>Lets look at the setup function from the blank sketch we loaded. First, we see that the return type is void, meaning this function doesn't return any data. Next, we see that the function is named 'setup'. Next, we see that the function does not take any input arguments. Finally we see that the fuction's body is empty. It does contain a comment (a bit of text with the // symbol in front of it) but this is ignored by the compiler. <text:line-break/><text:line-break/>The function 'setup' will be executed just once when the Arduino first starts up. <text:span text:style-name="T17">It has expects no arguments and returns no argument. T</text:span>he second <text:s/>'loop', which <text:span text:style-name="T17">also expects and returns no arguments </text:span>and has an empty body, get<text:span text:style-name="T17">s</text:span> run continuously over and over while the Arduino is powered. <text:line-break/></text:p>
      <text:p text:style-name="P8">Part 2 - Variables</text:p>
      <text:p text:style-name="Standard"><text:span text:style-name="T4">Now we're going to do something new: declare a variable. A variable is a contruct where we can save some value to memory and recall it later. <text:s/>Before we can use a variable to hold a value, we have to declare it. The declaration of a variable has the following </text:span><text:span text:style-name="T6">format</text:span><text:span text:style-name="T4">:<text:line-break/><text:line-break/></text:span><text:span text:style-name="T11">type</text:span><text:span text:style-name="T10"> </text:span><text:span text:style-name="T15">variableName</text:span><text:span text:style-name="T10"> = value;</text:span></text:p>
      <text:p text:style-name="P1"/>
      <text:p text:style-name="P6"><text:span text:style-name="T9">Type</text:span><text:span text:style-name="T4"> – This can be a difficult concept for first time programmers. When we assign a varaible to memory, we do so with context of what </text:span><text:span text:style-name="T3">type</text:span><text:span text:style-name="T4"> of data we are storing. For instance, we may be saving an integer, a list of characters, a number with floating point precision, etc. </text:span><text:span text:style-name="T7">Each of these examples would be represented by a different data type.</text:span><text:span text:style-name="T4"> <text:line-break/><text:line-break/></text:span><text:span text:style-name="T9">VariableName</text:span><text:span text:style-name="T4"> –</text:span><text:span text:style-name="T9"> </text:span><text:span text:style-name="T4">This is the name we will call this variable. It can be just about any word, but it can't include spaces or some other special characters. This is why we </text:span><text:span text:style-name="T7">often </text:span><text:span text:style-name="T4">use a format called 'camel case', where we capitalize </text:span><text:span text:style-name="T7">the first letters of new words instead of using spaces.</text:span><text:span text:style-name="T4"><text:line-break/><text:line-break/></text:span><text:span text:style-name="T9">Value</text:span><text:span text:style-name="T4"> – This is the actual value we are assigning to that variable. Some times we may just manually type in a value, and other times we might assign this value to be the output of some other process o</text:span><text:span text:style-name="T8">r</text:span><text:span text:style-name="T4"> function. <text:s/>Note, assigning a value to the variable during the declaration is called 'initializing' and is not required. <text:s/>Once the variable is declared, its value can be set anywhere in the function below the declaration.<text:line-break/><text:line-break/>Here is an example where we create a new variable (of type integer), </text:span><text:span text:style-name="T7">that represents the meaning of life, the universe, and everything. We give an an appropriate name and assign it a value of 42.</text:span><text:span text:style-name="T4"> <text:line-break/><text:line-break/></text:span><text:span text:style-name="T11">int</text:span><text:span text:style-name="T10"> </text:span><text:span text:style-name="T16">lifeTheUniverseAndEverything</text:span><text:span text:style-name="T10"> = 42;</text:span></text:p>
      <text:p text:style-name="P3"/>
      <text:p text:style-name="P4">Here is another example where we create a new variable (of type <text:span text:style-name="T18">float</text:span>), name it runningTotal <text:span text:style-name="T18">but do not assign it a value (yet).</text:span></text:p>
      <text:p text:style-name="P5"/>
      <text:p text:style-name="P3"><text:span text:style-name="T12">float</text:span> <text:span text:style-name="T18">runningTotal</text:span>;<text:line-break/></text:p>
      <text:p text:style-name="P7">Part 3 – Programming Challenge</text:p>
      <text:list xml:id="list1656569689" text:style-name="L1">
        <text:list-item>
          <text:p text:style-name="P9">Now open the included sketch <text:s/>'<text:span text:style-name="T1">ArduinoProgramming.ino</text:span>' </text:p>
        </text:list-item>
      </text:list>
      <text:p text:style-name="Text_20_body">This program is designed to generate two random numbers, add them together, and then print the results out to the serial monitor for us to view. As it's currently written, it generates two random numbers between 0 and 10, called 'num1' and 'num2' respectively. Instead of adding these numbers together and assigning that value to the variable 'sum', it assigns a value of 10. </text:p>
      <text:list xml:id="list2358986604" text:style-name="L2">
        <text:list-item>
          <text:p text:style-name="P10">Your challenge is to write a new function, called 'AddInts' that adds together the two arguments you pass it, and use this function to generate the correct value for 'sum'. <text:s/></text:p>
        </text:list-item>
        <text:list-item>
          <text:p text:style-name="P10">You'll do this by replacing the ? values in code using the included hints. <text:line-break/><text:line-break/><text:line-brea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8H1M33S</meta:editing-duration>
    <meta:editing-cycles>20</meta:editing-cycles>
    <meta:generator>LibreOffice/6.0.7.3$Linux_X86_64 LibreOffice_project/00m0$Build-3</meta:generator>
    <dc:date>2019-04-09T21:15:15.964535240</dc:date>
    <meta:document-statistic meta:table-count="0" meta:image-count="0" meta:object-count="0" meta:page-count="3" meta:paragraph-count="21" meta:word-count="855" meta:character-count="4782" meta:non-whitespace-character-count="3904"/>
    <meta:user-defined meta:name="Info 1"/>
    <meta:user-defined meta:name="Info 2"/>
    <meta:user-defined meta:name="Info 3"/>
    <meta:user-defined meta:name="Info 4"/>
  </office:meta>
</office:document-meta>
</file>